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5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8.9">
            <text:p>8.9</text:p>
          </table:table-cell>
          <table:table-cell table:style-name="Default" office:value-type="float" office:value="137.2">
            <text:p>137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5"/>
          <table:table-cell table:style-name="Default" office:value-type="float" office:value="586.38">
            <text:p>586.38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5"/>
          <table:table-cell table:style-name="Default" office:value-type="float" office:value="1020.61">
            <text:p>1020.61</text:p>
          </table:table-cell>
          <table:table-cell table:style-name="Default" office:value-type="float" office:value="553.17">
            <text:p>553.17</text:p>
          </table:table-cell>
          <table:table-cell table:formula="of:=+[.M3]/[.L3]" office:value-type="percentage" office:value="0.541999392520159">
            <text:p>54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40.1">
            <text:p>140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5"/>
          <table:table-cell table:style-name="Default" office:value-type="float" office:value="627.65">
            <text:p>627.65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.5">
            <text:p>12.5</text:p>
          </table:table-cell>
          <table:table-cell table:style-name="Default" office:value-type="float" office:value="141.3">
            <text:p>141.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5"/>
          <table:table-cell table:style-name="Default" office:value-type="float" office:value="1741.83">
            <text:p>1741.83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44">
            <text:p>144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5"/>
          <table:table-cell table:style-name="Default" office:value-type="float" office:value="671.87">
            <text:p>671.87</text:p>
          </table:table-cell>
          <table:table-cell table:style-name="Default" office:value-type="float" office:value="442.05">
            <text:p>442.05</text:p>
          </table:table-cell>
          <table:table-cell table:formula="of:=+[.M6]/[.L6]" office:value-type="percentage" office:value="0.657939780016968">
            <text:p>66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5"/>
          <table:table-cell table:style-name="Default" office:value-type="float" office:value="659.44">
            <text:p>659.44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 table:number-columns-repeated="2"/>
          <table:table-cell table:content-validation-name="val5"/>
          <table:table-cell table:style-name="Default" office:value-type="float" office:value="735.24">
            <text:p>735.24</text:p>
          </table:table-cell>
          <table:table-cell table:style-name="Default" office:value-type="float" office:value="502.53">
            <text:p>502.53</text:p>
          </table:table-cell>
          <table:table-cell table:formula="of:=+[.M8]/[.L8]" office:value-type="percentage" office:value="0.683491104945324">
            <text:p>68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.3">
            <text:p>13.3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5"/>
          <table:table-cell table:style-name="Default" office:value-type="float" office:value="949.9">
            <text:p>949.9</text:p>
          </table:table-cell>
          <table:table-cell table:style-name="Default"/>
          <table:table-cell table:formula="of:=+[.M9]/[.L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content-validation-name="val3" office:value-type="string">
            <text:p>Trichodoridae </text:p>
          </table:table-cell>
          <table:table-cell table:number-columns-repeated="2"/>
          <table:table-cell table:content-validation-name="val5"/>
          <table:table-cell table:style-name="Default" office:value-type="float" office:value="685.68">
            <text:p>685.68</text:p>
          </table:table-cell>
          <table:table-cell table:style-name="Default"/>
          <table:table-cell table:formula="of:=+[.M10]/[.L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5"/>
          <table:table-cell table:style-name="Default" office:value-type="float" office:value="860.4">
            <text:p>860.4</text:p>
          </table:table-cell>
          <table:table-cell table:style-name="Default"/>
          <table:table-cell table:formula="of:=+[.M11]/[.L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7.5">
            <text:p>17.5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5"/>
          <table:table-cell table:style-name="Default" office:value-type="float" office:value="558.63">
            <text:p>558.63</text:p>
          </table:table-cell>
          <table:table-cell table:style-name="Default" office:value-type="float" office:value="308.51">
            <text:p>308.51</text:p>
          </table:table-cell>
          <table:table-cell table:formula="of:=+[.M12]/[.L12]" office:value-type="percentage" office:value="0.552261783291266">
            <text:p>55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2</text:p>
          </table:table-cell>
          <table:table-cell/>
          <table:table-cell table:style-name="Default" office:value-type="float" office:value="18.5">
            <text:p>18.5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5"/>
          <table:table-cell table:style-name="Default" office:value-type="float" office:value="687.73">
            <text:p>687.73</text:p>
          </table:table-cell>
          <table:table-cell table:style-name="Default"/>
          <table:table-cell table:formula="of:=+[.M13]/[.L13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">
          <table:table-cell table:number-columns-repeated="7"/>
          <table:table-cell table:content-validation-name="val4"/>
          <table:table-cell table:number-columns-repeated="1016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9:08</dc:date>
    <dc:creator>Lawrence Perepolkin</dc:creator>
    <meta:editing-duration>PT9H44M57S</meta:editing-duration>
    <meta:editing-cycles>42</meta:editing-cycles>
    <meta:generator>OpenOffice/4.1.12$Win32 OpenOffice.org_project/4112m1$Build-9809</meta:generator>
    <meta:document-statistic meta:table-count="3" meta:cell-count="187" meta:object-count="0"/>
  </office:meta>
</office:document-meta>
</file>